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table:align="margins"/>
    </style:style>
    <style:style style:name="Table1.A" style:family="table-column">
      <style:table-column-properties style:column-width="0.781cm" style:rel-column-width="3011*"/>
    </style:style>
    <style:style style:name="Table1.B" style:family="table-column">
      <style:table-column-properties style:column-width="1.307cm" style:rel-column-width="5036*"/>
    </style:style>
    <style:style style:name="Table1.C" style:family="table-column">
      <style:table-column-properties style:column-width="2.32cm" style:rel-column-width="8938*"/>
    </style:style>
    <style:style style:name="Table1.D" style:family="table-column">
      <style:table-column-properties style:column-width="1.949cm" style:rel-column-width="7511*"/>
    </style:style>
    <style:style style:name="Table1.E" style:family="table-column">
      <style:table-column-properties style:column-width="4.039cm" style:rel-column-width="15566*"/>
    </style:style>
    <style:style style:name="Table1.F" style:family="table-column">
      <style:table-column-properties style:column-width="0.998cm" style:rel-column-width="3847*"/>
    </style:style>
    <style:style style:name="Table1.G" style:family="table-column">
      <style:table-column-properties style:column-width="2.415cm" style:rel-column-width="9305*"/>
    </style:style>
    <style:style style:name="Table1.H" style:family="table-column">
      <style:table-column-properties style:column-width="3.198cm" style:rel-column-width="1232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2pt" fo:font-weight="bold" officeooo:rsid="008e5d95" officeooo:paragraph-rsid="008e5d95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paragraph-rsid="007711d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officeooo:rsid="00755009" officeooo:paragraph-rsid="00755009" style:font-size-asian="8pt" style:font-size-complex="8pt"/>
    </style:style>
    <style:style style:name="P6" style:family="paragraph" style:parent-style-name="Table_20_Contents">
      <style:text-properties fo:font-size="8pt" officeooo:rsid="00755009" officeooo:paragraph-rsid="009ef8a9" style:font-size-asian="8pt" style:font-size-complex="8pt"/>
    </style:style>
    <style:style style:name="P7" style:family="paragraph" style:parent-style-name="Table_20_Contents">
      <style:text-properties fo:font-size="8pt" officeooo:paragraph-rsid="00903841" style:font-size-asian="8pt" style:font-size-complex="8pt"/>
    </style:style>
    <style:style style:name="P8" style:family="paragraph" style:parent-style-name="Table_20_Contents">
      <style:text-properties fo:font-size="8pt" officeooo:paragraph-rsid="0090e05b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841797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9pt" fo:font-weight="bold" officeooo:rsid="00743789" officeooo:paragraph-rsid="00743789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9pt" fo:font-weight="bold" officeooo:rsid="00755009" officeooo:paragraph-rsid="00903841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3fa0f9" officeooo:paragraph-rsid="00903841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3fa0f9" officeooo:paragraph-rsid="0090e05b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90e05b" officeooo:paragraph-rsid="0090e05b" style:font-size-asian="9pt" style:font-weight-asian="bold" style:font-size-complex="9pt" style:font-weight-complex="bold"/>
    </style:style>
    <style:style style:name="P15" style:family="paragraph" style:parent-style-name="Header">
      <style:paragraph-properties fo:text-align="center" style:justify-single-word="false"/>
      <style:text-properties fo:font-size="13pt" fo:font-weight="bold" officeooo:rsid="00adcd69" officeooo:paragraph-rsid="00a15f8a" style:font-size-asian="13pt" style:font-weight-asian="bold" style:font-size-complex="13pt" style:font-weight-complex="bold"/>
    </style:style>
    <style:style style:name="P16" style:family="paragraph" style:parent-style-name="Header">
      <style:paragraph-properties fo:text-align="center" style:justify-single-word="false"/>
      <style:text-properties fo:font-size="11pt" fo:font-weight="bold" officeooo:rsid="00adcd69" officeooo:paragraph-rsid="00a30334" style:font-size-asian="11pt" style:font-weight-asian="bold" style:font-size-complex="11pt" style:font-weight-complex="bold"/>
    </style:style>
    <style:style style:name="P17" style:family="paragraph" style:parent-style-name="Table_20_Contents" style:list-style-name="">
      <style:paragraph-properties fo:text-align="end" style:justify-single-word="false" fo:break-before="column"/>
      <style:text-properties style:font-name="Arial" fo:font-size="10pt" fo:font-weight="bold" officeooo:rsid="004617a3" officeooo:paragraph-rsid="008b665a" style:font-size-asian="10pt" style:font-weight-asian="bold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155c8a7" style:font-size-asian="16pt" style:font-size-complex="16pt"/>
    </style:style>
    <style:style style:name="T4" style:family="text">
      <style:text-properties officeooo:rsid="00867a46"/>
    </style:style>
    <style:style style:name="T5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6" style:family="text">
      <style:text-properties officeooo:rsid="0090e05b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text:span text:style-name="Source_20_Text"><text:span text:style-name="T5">Page </text:span></text:span><text:span text:style-name="Source_20_Text"><text:span text:style-name="T5"><text:page-number text:select-page="current">1</text:page-number></text:span></text:span><text:span text:style-name="Source_20_Text"><text:span text:style-name="T5"> of </text:span></text:span><text:span text:style-name="Source_20_Text"><text:span text:style-name="T5"><text:page-count>1</text:page-count>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0">Sr No.</text:p>
          </table:table-cell>
          <table:table-cell table:style-name="Table1.A1" office:value-type="string">
            <text:p text:style-name="P11">S<text:span text:style-name="T4">O</text:span></text:p>
          </table:table-cell>
          <table:table-cell table:style-name="Table1.A1" office:value-type="string">
            <text:p text:style-name="P12"><text:span text:style-name="T6">Picking</text:span> No</text:p>
          </table:table-cell>
          <table:table-cell table:style-name="Table1.A1" office:value-type="string">
            <text:p text:style-name="P14">Bin No</text:p>
          </table:table-cell>
          <table:table-cell table:style-name="Table1.A1" office:value-type="string">
            <text:p text:style-name="P13">Product</text:p>
          </table:table-cell>
          <table:table-cell table:style-name="Table1.A1" office:value-type="string">
            <text:p text:style-name="P13">Qty</text:p>
          </table:table-cell>
          <table:table-cell table:style-name="Table1.A1" office:value-type="string">
            <text:p text:style-name="P14">Serial No</text:p>
          </table:table-cell>
          <table:table-cell table:style-name="Table1.H1" office:value-type="string">
            <text:p text:style-name="P14">Barcode</text:p>
          </table:table-cell>
        </table:table-row>
        <table:table-row>
          <table:table-cell table:style-name="Table1.A2" table:number-columns-spanned="8" office:value-type="string">
            <text:p text:style-name="P3"><text:text-input text:description="&lt;for each=&quot;line in get_move_lines(o)&quot;&gt;">For star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P5"><text:text-input text:description="&lt;if test=&quot;len(line['serial'])&gt;0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5"><text:text-input text:description="&lt;line['sr_no']&gt;">Sr No</text:text-input></text:p>
          </table:table-cell>
          <table:table-cell table:style-name="Table1.A4" office:value-type="string">
            <text:p text:style-name="P7"><text:text-input text:description="&lt;line['so']&gt;">so</text:text-input></text:p>
            <text:p text:style-name="P7"/>
            <text:p text:style-name="P7"/>
          </table:table-cell>
          <table:table-cell table:style-name="Table1.A4" office:value-type="string">
            <text:p text:style-name="P7"><text:text-input text:description="&lt;line['receiptno']&gt;">Receipt No</text:text-input></text:p>
          </table:table-cell>
          <table:table-cell table:style-name="Table1.A4" office:value-type="string">
            <text:p text:style-name="P4"><text:text-input text:description="&lt;line['bin']&gt;">Bin No</text:text-input></text:p>
          </table:table-cell>
          <table:table-cell table:style-name="Table1.A4" office:value-type="string">
            <text:p text:style-name="P8"><text:text-input text:description="&lt;line['product']&gt;">Products</text:text-input></text:p>
          </table:table-cell>
          <table:table-cell table:style-name="Table1.A4" office:value-type="string">
            <text:p text:style-name="P8"><text:text-input text:description="&lt;line['qty']&gt;">Qty</text:text-input></text:p>
          </table:table-cell>
          <table:table-cell table:style-name="Table1.A4" office:value-type="string">
            <text:p text:style-name="P4"><text:text-input text:description="&lt;line['serial']&gt;">Serial No</text:text-input></text:p>
          </table:table-cell>
          <table:table-cell table:style-name="Table1.A2" office:value-type="string">
            <text:p text:style-name="P4"><draw:frame draw:style-name="fr1" draw:name="image:line['barcode']" text:anchor-type="as-char" svg:width="2.379cm" draw:z-index="0"><draw:text-box fo:min-height="1.039cm"><text:p text:style-name="Frame_20_contents"/></draw:text-box></draw:frame></text:p>
          </table:table-cell>
        </table:table-row>
        <table:table-row>
          <table:table-cell table:style-name="Table1.A2" table:number-columns-spanned="8" office:value-type="string">
            <text:p text:style-name="P5"><text:text-input text:description="&lt;/if&gt;">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P6"><text:text-input text:description="&lt;if test=&quot;len(line['serial'])==0&quot;&gt;">If start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5"><text:text-input text:description="&lt;line['sr_no']&gt;">Sr No</text:text-input></text:p>
          </table:table-cell>
          <table:table-cell table:style-name="Table1.A4" office:value-type="string">
            <text:p text:style-name="P7"><text:text-input text:description="&lt;line['so']&gt;">so</text:text-input></text:p>
            <text:p text:style-name="P7"/>
            <text:p text:style-name="P7"/>
          </table:table-cell>
          <table:table-cell table:style-name="Table1.A4" office:value-type="string">
            <text:p text:style-name="P7"><text:text-input text:description="&lt;line['receiptno']&gt;">Receipt No</text:text-input></text:p>
          </table:table-cell>
          <table:table-cell table:style-name="Table1.A4" office:value-type="string">
            <text:p text:style-name="P4"><text:text-input text:description="&lt;line['bin']&gt;">Bin No</text:text-input></text:p>
          </table:table-cell>
          <table:table-cell table:style-name="Table1.A4" office:value-type="string">
            <text:p text:style-name="P8"><text:text-input text:description="&lt;line['product']&gt;">Products</text:text-input></text:p>
          </table:table-cell>
          <table:table-cell table:style-name="Table1.A4" office:value-type="string">
            <text:p text:style-name="P8"><text:text-input text:description="&lt;line['qty']&gt;">Qty</text:text-input></text:p>
          </table:table-cell>
          <table:table-cell table:style-name="Table1.A4" office:value-type="string">
            <text:p text:style-name="P4"><text:text-input text:description="&lt;line['serial']&gt;">Serial No</text:text-input></text:p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table:number-columns-spanned="8" office:value-type="string">
            <text:p text:style-name="P6"><text:text-input text:description="&lt;/if&gt;">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P3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Printed on <text:date style:data-style-name="N79" text:date-value="2017-01-31T11:39:55.340025890">Tuesday, January 31, 2017</text:date> at <text:time style:data-style-name="N42" text:time-value="2017-01-31T11:39:55.340185565">11:39 A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adcd69" officeooo:paragraph-rsid="00a15f8a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a30334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2pt" fo:font-weight="bold" officeooo:rsid="008e5d95" officeooo:paragraph-rsid="008e5d95" style:font-size-asian="12pt" style:font-weight-asian="bold" style:font-size-complex="12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paragraph-rsid="007711dd" style:font-size-asian="10pt" style:font-weight-asian="bold" style:font-size-complex="10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fo:font-size="16pt" style:font-size-asian="16pt" style:font-size-complex="16pt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cm" fo:margin-left="0cm" fo:margin-right="0cm" fo:margin-bottom="0.3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<text:span text:style-name="MT2">P</text:span><text:span text:style-name="MT3">icking List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1-31T11:39:55.202980493</dc:date>
    <meta:editing-duration>PT5H8M5S</meta:editing-duration>
    <meta:editing-cycles>94</meta:editing-cycles>
    <meta:generator>LibreOffice/4.2.8.2$Linux_X86_64 LibreOffice_project/420m0$Build-2</meta:generator>
    <meta:document-statistic meta:table-count="1" meta:image-count="0" meta:object-count="0" meta:page-count="1" meta:paragraph-count="34" meta:word-count="106" meta:character-count="313" meta:non-whitespace-character-count="281"/>
  </office:meta>
</office:document-meta>
</file>